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19in"/>
    </style:style>
    <style:style style:name="co3" style:family="table-column">
      <style:table-column-properties fo:break-before="auto" style:column-width="1.3783in"/>
    </style:style>
    <style:style style:name="co4" style:family="table-column">
      <style:table-column-properties fo:break-before="auto" style:column-width="1.3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1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entificador</text:p>
          </table:table-cell>
          <table:table-cell office:value-type="string" calcext:value-type="string">
            <text:p>Comentario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Tipo de Montaje</text:p>
          </table:table-cell>
          <table:table-cell office:value-type="string" calcext:value-type="string">
            <text:p>Encapsulado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Link de Mouser</text:p>
          </table:table-cell>
          <table:table-cell office:value-type="string" calcext:value-type="string">
            <text:p>Link de Digikey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Capacitor de OSC 12 MHz</text:p>
          </table:table-cell>
          <table:table-cell office:value-type="string" calcext:value-type="string">
            <text:p>CBR04C160J5GACAUTO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ar.mouser.com/datasheet/2/212/1/KEM_C1121_CBR_AUTO-3045151.pdf" xlink:type="simple">Link</text:a></text:p>
          </table:table-cell>
          <table:table-cell office:value-type="string" calcext:value-type="string">
            <text:p><text:a xlink:href="https://ar.mouser.com/ProductDetail/KEMET/CBR04C160J5GACAUTO?qs=sGAEpiMZZMvsSlwiRhF8qrQG6leidpLj0JzKxsvTUsKk%252B31dnaTCDg%3D%3D" xlink:type="simple">Link</text:a></text:p>
          </table:table-cell>
          <table:table-cell/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Capacitor de OSC 12 MHz</text:p>
          </table:table-cell>
          <table:table-cell office:value-type="string" calcext:value-type="string">
            <text:p>CBR04C160J5GACAUTO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ar.mouser.com/datasheet/2/212/1/KEM_C1121_CBR_AUTO-3045151.pdf" xlink:type="simple">Link</text:a></text:p>
          </table:table-cell>
          <table:table-cell office:value-type="string" calcext:value-type="string">
            <text:p><text:a xlink:href="https://ar.mouser.com/ProductDetail/KEMET/CBR04C160J5GACAUTO?qs=sGAEpiMZZMvsSlwiRhF8qrQG6leidpLj0JzKxsvTUsKk%252B31dnaTCDg%3D%3D" xlink:type="simple">Link</text:a></text:p>
          </table:table-cell>
          <table:table-cell/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Capacitor de OSC 32k</text:p>
          </table:table-cell>
          <table:table-cell office:value-type="string" calcext:value-type="string">
            <text:p>CBR04C180J5GACAUTO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ar.mouser.com/datasheet/2/212/1/KEM_C1121_CBR_AUTO-3045151.pdf" xlink:type="simple">Link</text:a></text:p>
          </table:table-cell>
          <table:table-cell office:value-type="string" calcext:value-type="string">
            <text:p><text:a xlink:href="https://ar.mouser.com/ProductDetail/KEMET/CBR04C180J5GACAUTO?qs=sGAEpiMZZMvsSlwiRhF8qrQG6leidpLjaYQQ%252BdQcCtVkoJFP6m4PGQ%3D%3D" xlink:type="simple">Link</text:a></text:p>
          </table:table-cell>
          <table:table-cell/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Capacitor de OSC 32k</text:p>
          </table:table-cell>
          <table:table-cell office:value-type="string" calcext:value-type="string">
            <text:p>CBR04C180J5GACAUTO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ar.mouser.com/datasheet/2/212/1/KEM_C1121_CBR_AUTO-3045151.pdf" xlink:type="simple">Link</text:a></text:p>
          </table:table-cell>
          <table:table-cell office:value-type="string" calcext:value-type="string">
            <text:p><text:a xlink:href="https://ar.mouser.com/ProductDetail/KEMET/CBR04C180J5GACAUTO?qs=sGAEpiMZZMvsSlwiRhF8qrQG6leidpLjaYQQ%252BdQcCtVkoJFP6m4PGQ%3D%3D" xlink:type="simple">Link</text:a></text:p>
          </table:table-cell>
          <table:table-cell/>
        </table:table-row>
        <table:table-row table:style-name="ro1">
          <table:table-cell office:value-type="string" calcext:value-type="string">
            <text:p>C903</text:p>
          </table:table-cell>
          <table:table-cell office:value-type="string" calcext:value-type="string">
            <text:p>Capacitor de entrada LDO</text:p>
          </table:table-cell>
          <table:table-cell office:value-type="string" calcext:value-type="string">
            <text:p>GCM31CR71E475KA55L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SM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<text:a xlink:href="https://ar.mouser.com/datasheet/2/281/1/GCM31CR71E475KA55_01A-3146592.pdf" xlink:type="simple">Link</text:a></text:p>
          </table:table-cell>
          <table:table-cell office:value-type="string" calcext:value-type="string">
            <text:p><text:a xlink:href="https://ar.mouser.com/ProductDetail/Murata-Electronics/GCM31CR71E475KA55L?qs=aEuGZpxfbxXKg5HbwSV9hA%3D%3D" xlink:type="simple">Link</text:a></text:p>
          </table:table-cell>
          <table:table-cell/>
        </table:table-row>
        <table:table-row table:style-name="ro2">
          <table:table-cell office:value-type="string" calcext:value-type="string">
            <text:p>C904</text:p>
          </table:table-cell>
          <table:table-cell office:value-type="string" calcext:value-type="string">
            <text:p>Capacitor de salida LDO</text:p>
          </table:table-cell>
          <table:table-cell office:value-type="string" calcext:value-type="string">
            <text:p>T491A106K016ATAUTO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<text:a xlink:href="https://ar.mouser.com/datasheet/2/212/1/KEM_T2050_T491_AUTO-1093567.pdf" xlink:type="simple">Link</text:a></text:p>
          </table:table-cell>
          <table:table-cell office:value-type="string" calcext:value-type="string">
            <text:p><text:a xlink:href="https://ar.mouser.com/ProductDetail/KEMET/T491A106K016ATAUTO?qs=WOKUqv%2F%2FT%2FadnW6l%252BWzXcQ%3D%3D" xlink:type="simple">Link</text:a></text:p>
          </table:table-cell>
          <table:table-cell/>
        </table:table-row>
        <table:table-row table:style-name="ro3">
          <table:table-cell office:value-type="string" calcext:value-type="string">
            <text:p>C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801</text:p>
          </table:table-cell>
          <table:table-cell office:value-type="string" calcext:value-type="string">
            <text:p>TVS de CAN1</text:p>
          </table:table-cell>
          <table:table-cell office:value-type="string" calcext:value-type="string">
            <text:p>ESDCAN24-2BLY 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OT-23-3</text:p>
          </table:table-cell>
          <table:table-cell table:number-columns-repeated="2"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D802</text:p>
          </table:table-cell>
          <table:table-cell office:value-type="string" calcext:value-type="string">
            <text:p>TVS de CAN2</text:p>
          </table:table-cell>
          <table:table-cell office:value-type="string" calcext:value-type="string">
            <text:p>ESDCAN24-2BLY 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OT-23-3</text:p>
          </table:table-cell>
          <table:table-cell table:number-columns-repeated="2" office:value-type="string" calcext:value-type="string">
            <text:p>Link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W101</text:p>
          </table:table-cell>
          <table:table-cell office:value-type="string" calcext:value-type="string">
            <text:p>Pulsador RESET</text:p>
          </table:table-cell>
          <table:table-cell table:style-name="ce1" office:value-type="float" office:value="434121043816" calcext:value-type="float">
            <text:p>434121043816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ar.mouser.com/ProductDetail/Wurth-Elektronik/434121043816?qs=wr8lucFkNMVbbKAa3CwTHw%3D%3D" xlink:type="simple">Link</text:a>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SW1101</text:p>
          </table:table-cell>
          <table:table-cell office:value-type="string" calcext:value-type="string">
            <text:p>SW Proposito General</text:p>
          </table:table-cell>
          <table:table-cell table:style-name="ce1" office:value-type="float" office:value="434121043816" calcext:value-type="float">
            <text:p>434121043816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sw1102</text:p>
          </table:table-cell>
          <table:table-cell office:value-type="string" calcext:value-type="string">
            <text:p>SW Proposito General</text:p>
          </table:table-cell>
          <table:table-cell table:style-name="ce1" office:value-type="float" office:value="434121043816" calcext:value-type="float">
            <text:p>434121043816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Li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 style:data-style-name="N2" text:time-value="00:06:40.222273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9T23:49:25.590874815</meta:creation-date>
    <dc:date>2023-08-13T00:10:46.433550025</dc:date>
    <meta:editing-duration>P6DT3H10M18S</meta:editing-duration>
    <meta:editing-cycles>12</meta:editing-cycles>
    <meta:generator>LibreOffice/6.4.7.2$Linux_X86_64 LibreOffice_project/40$Build-2</meta:generator>
    <meta:document-statistic meta:table-count="1" meta:cell-count="104" meta:object-count="0"/>
  </office:meta>
</office:document-meta>
</file>